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 fo:border="none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color="#000000" fo:font-size="9pt" style:font-size-asian="9pt" style:font-size-complex="9pt"/>
    </style:style>
    <style:style style:name="ce5" style:family="table-cell" style:parent-style-name="Default" style:data-style-name="N2">
      <style:table-cell-properties fo:background-color="transparent" fo:border="none"/>
      <style:text-properties fo:color="#000000"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ackground-color="transparent"/>
      <style:text-properties fo:color="#000000" fo:font-size="9pt" style:font-size-asian="9pt" style:font-size-complex="9pt"/>
    </style:style>
    <style:style style:name="ce9" style:family="table-cell" style:parent-style-name="Default" style:data-style-name="N2">
      <style:text-properties fo:font-size="9pt" style:font-size-asian="9pt" style:font-size-complex="9pt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61mm" svg:height="159.64mm" svg:x="0mm" svg:y="49.67mm">
            <loext:p draw:notify-on-update-of-ranges="Sheet1.A3:Sheet1.A7 Sheet1.B2:Sheet1.B2 Sheet1.B3:Sheet1.B7 Sheet1.C2:Sheet1.C2 Sheet1.C3:Sheet1.C7 Sheet1.D2:Sheet1.D2 Sheet1.D3:Sheet1.D7 Sheet1.E2:Sheet1.E2 Sheet1.E3:Sheet1.E7 Sheet1.F2:Sheet1.F2 Sheet1.F3:Sheet1.F7 Sheet1.G2:Sheet1.G2 Sheet1.G3:Sheet1.G7 Sheet1.H2:Sheet1.H2 Sheet1.H3:Sheet1.H7 Sheet1.I2:Sheet1.I2 Sheet1.I3:Sheet1.I7 Sheet1.J2:Sheet1.J2 Sheet1.J3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5.17mm" svg:height="159.64mm" svg:x="206.54mm" svg:y="49.68mm">
            <loext:p draw:notify-on-update-of-ranges="Sheet1.K2:Sheet1.K2 Sheet1.K3:Sheet1.K7 Sheet1.L2:Sheet1.L2 Sheet1.L3:Sheet1.L7 Sheet1.M2:Sheet1.M2 Sheet1.M3:Sheet1.M7 Sheet1.N2:Sheet1.N2 Sheet1.N3:Sheet1.N7 Sheet1.O2:Sheet1.O2 Sheet1.O3:Sheet1.O7 Sheet1.P2:Sheet1.P2 Sheet1.P3:Sheet1.P7 Sheet1.Q2:Sheet1.Q2 Sheet1.Q3:Sheet1.Q7 Sheet1.R2:Sheet1.R2 Sheet1.R3:Sheet1.R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ce6"/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Tiempos</text:p>
          </table:table-cell>
          <table:covered-table-cell table:number-columns-repeated="8" table:style-name="ce7"/>
          <table:table-cell table:style-name="ce11" office:value-type="string" calcext:value-type="string" table:number-columns-spanned="8" table:number-rows-spanned="1">
            <text:p>Ganancia</text:p>
          </table:table-cell>
          <table:covered-table-cell table:number-columns-repeated="6" table:style-name="ce12"/>
          <table:covered-table-cell/>
        </table:table-row>
        <table:table-row table:style-name="ro1">
          <table:table-cell table:style-name="ce1"/>
          <table:table-cell table:style-name="ce4" office:value-type="string" calcext:value-type="string">
            <text:p>Secuencial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table:style-name="ce4" office:value-type="string" calcext:value-type="string">
            <text:p>CUDA 2D Shared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office:value-type="string" calcext:value-type="string">
            <text:p>CUDA 2D Shared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0.02" calcext:value-type="float">
            <text:p>0,02</text:p>
          </table:table-cell>
          <table:table-cell table:style-name="ce8" office:value-type="float" office:value="0.0194831" calcext:value-type="float">
            <text:p>0,02</text:p>
          </table:table-cell>
          <table:table-cell table:style-name="ce8" office:value-type="float" office:value="0.0196661" calcext:value-type="float">
            <text:p>0,02</text:p>
          </table:table-cell>
          <table:table-cell table:style-name="ce9" office:value-type="float" office:value="0.019176" calcext:value-type="float">
            <text:p>0,02</text:p>
          </table:table-cell>
          <table:table-cell table:style-name="ce9" office:value-type="float" office:value="0.0195822" calcext:value-type="float">
            <text:p>0,02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5" table:formula="of:=[.B3]/[.C3]" office:value-type="float" office:value="1.02653068556852" calcext:value-type="float">
            <text:p>1,03</text:p>
          </table:table-cell>
          <table:table-cell table:style-name="ce5" table:formula="of:=[.B3]/[.D3]" office:value-type="float" office:value="1.01697845531142" calcext:value-type="float">
            <text:p>1,02</text:p>
          </table:table-cell>
          <table:table-cell table:style-name="ce5" table:formula="of:=[.B3]/[.E3]" office:value-type="float" office:value="1.04297037964122" calcext:value-type="float">
            <text:p>1,04</text:p>
          </table:table-cell>
          <table:table-cell table:style-name="ce5" table:formula="of:=[.B3]/[.F3]" office:value-type="float" office:value="1.02133570283216" calcext:value-type="float">
            <text:p>1,02</text:p>
          </table:table-cell>
          <table:table-cell table:style-name="ce5" table:formula="of:=[.B3]/[.G3]" office:value-type="float" office:value="2" calcext:value-type="float">
            <text:p>2,00</text:p>
          </table:table-cell>
          <table:table-cell table:style-name="ce5" table:formula="of:=[.B3]/[.H3]" office:value-type="float" office:value="2" calcext:value-type="float">
            <text:p>2,00</text:p>
          </table:table-cell>
          <table:table-cell table:style-name="ce5" table:formula="of:=[.B3]/[.I3]" office:value-type="float" office:value="2" calcext:value-type="float">
            <text:p>2,00</text:p>
          </table:table-cell>
          <table:table-cell table:style-name="ce9" table:formula="of:=[.B3]/[.J3]" office:value-type="float" office:value="2" calcext:value-type="float">
            <text:p>2,00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0.14" calcext:value-type="float">
            <text:p>0,14</text:p>
          </table:table-cell>
          <table:table-cell table:style-name="ce8" office:value-type="float" office:value="0.062258" calcext:value-type="float">
            <text:p>0,06</text:p>
          </table:table-cell>
          <table:table-cell table:style-name="ce8" office:value-type="float" office:value="0.0668159" calcext:value-type="float">
            <text:p>0,07</text:p>
          </table:table-cell>
          <table:table-cell table:style-name="ce9" office:value-type="float" office:value="0.0685379" calcext:value-type="float">
            <text:p>0,07</text:p>
          </table:table-cell>
          <table:table-cell table:style-name="ce9" office:value-type="float" office:value="0.0693165" calcext:value-type="float">
            <text:p>0,07</text:p>
          </table:table-cell>
          <table:table-cell table:style-name="ce9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9" office:value-type="float" office:value="0.03" calcext:value-type="float">
            <text:p>0,03</text:p>
          </table:table-cell>
          <table:table-cell table:style-name="ce10" office:value-type="float" office:value="0.02" calcext:value-type="float">
            <text:p>0,02</text:p>
          </table:table-cell>
          <table:table-cell table:style-name="ce5" table:formula="of:=[.B4]/[.C4]" office:value-type="float" office:value="2.24870699347875" calcext:value-type="float">
            <text:p>2,25</text:p>
          </table:table-cell>
          <table:table-cell table:style-name="ce5" table:formula="of:=[.B4]/[.D4]" office:value-type="float" office:value="2.09530964934993" calcext:value-type="float">
            <text:p>2,10</text:p>
          </table:table-cell>
          <table:table-cell table:style-name="ce5" table:formula="of:=[.B4]/[.E4]" office:value-type="float" office:value="2.04266544495819" calcext:value-type="float">
            <text:p>2,04</text:p>
          </table:table-cell>
          <table:table-cell table:style-name="ce5" table:formula="of:=[.B4]/[.F4]" office:value-type="float" office:value="2.01972113421768" calcext:value-type="float">
            <text:p>2,02</text:p>
          </table:table-cell>
          <table:table-cell table:style-name="ce5" table:formula="of:=[.B4]/[.G4]" office:value-type="float" office:value="7" calcext:value-type="float">
            <text:p>7,00</text:p>
          </table:table-cell>
          <table:table-cell table:style-name="ce5" table:formula="of:=[.B4]/[.H4]" office:value-type="float" office:value="7" calcext:value-type="float">
            <text:p>7,00</text:p>
          </table:table-cell>
          <table:table-cell table:style-name="ce5" table:formula="of:=[.B4]/[.I4]" office:value-type="float" office:value="4.66666666666667" calcext:value-type="float">
            <text:p>4,67</text:p>
          </table:table-cell>
          <table:table-cell table:style-name="ce9" table:formula="of:=[.B4]/[.J4]" office:value-type="float" office:value="7" calcext:value-type="float">
            <text:p>7,00</text:p>
          </table:table-cell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float" office:value="0.56" calcext:value-type="float">
            <text:p>0,56</text:p>
          </table:table-cell>
          <table:table-cell table:style-name="ce8" office:value-type="float" office:value="0.169906" calcext:value-type="float">
            <text:p>0,17</text:p>
          </table:table-cell>
          <table:table-cell table:style-name="ce8" office:value-type="float" office:value="0.175945" calcext:value-type="float">
            <text:p>0,18</text:p>
          </table:table-cell>
          <table:table-cell table:style-name="ce9" office:value-type="float" office:value="0.22109" calcext:value-type="float">
            <text:p>0,22</text:p>
          </table:table-cell>
          <table:table-cell table:style-name="ce9" office:value-type="float" office:value="0.214068" calcext:value-type="float">
            <text:p>0,21</text:p>
          </table:table-cell>
          <table:table-cell table:style-name="ce9" office:value-type="float" office:value="0.07" calcext:value-type="float">
            <text:p>0,07</text:p>
          </table:table-cell>
          <table:table-cell table:style-name="ce10" office:value-type="float" office:value="0.06" calcext:value-type="float">
            <text:p>0,06</text:p>
          </table:table-cell>
          <table:table-cell table:style-name="ce9" office:value-type="float" office:value="0.1" calcext:value-type="float">
            <text:p>0,10</text:p>
          </table:table-cell>
          <table:table-cell table:style-name="ce10" office:value-type="float" office:value="0.07" calcext:value-type="float">
            <text:p>0,07</text:p>
          </table:table-cell>
          <table:table-cell table:style-name="ce5" table:formula="of:=[.B5]/[.C5]" office:value-type="float" office:value="3.29594010805975" calcext:value-type="float">
            <text:p>3,30</text:p>
          </table:table-cell>
          <table:table-cell table:style-name="ce5" table:formula="of:=[.B5]/[.D5]" office:value-type="float" office:value="3.18281281082156" calcext:value-type="float">
            <text:p>3,18</text:p>
          </table:table-cell>
          <table:table-cell table:style-name="ce5" table:formula="of:=[.B5]/[.E5]" office:value-type="float" office:value="2.53290515174816" calcext:value-type="float">
            <text:p>2,53</text:p>
          </table:table-cell>
          <table:table-cell table:style-name="ce5" table:formula="of:=[.B5]/[.F5]" office:value-type="float" office:value="2.61599118037259" calcext:value-type="float">
            <text:p>2,62</text:p>
          </table:table-cell>
          <table:table-cell table:style-name="ce5" table:formula="of:=[.B5]/[.G5]" office:value-type="float" office:value="8" calcext:value-type="float">
            <text:p>8,00</text:p>
          </table:table-cell>
          <table:table-cell table:style-name="ce5" table:formula="of:=[.B5]/[.H5]" office:value-type="float" office:value="9.33333333333333" calcext:value-type="float">
            <text:p>9,33</text:p>
          </table:table-cell>
          <table:table-cell table:style-name="ce5" table:formula="of:=[.B5]/[.I5]" office:value-type="float" office:value="5.6" calcext:value-type="float">
            <text:p>5,60</text:p>
          </table:table-cell>
          <table:table-cell table:style-name="ce9" table:formula="of:=[.B5]/[.J5]" office:value-type="float" office:value="8" calcext:value-type="float">
            <text:p>8,00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float" office:value="1.4" calcext:value-type="float">
            <text:p>1,40</text:p>
          </table:table-cell>
          <table:table-cell table:style-name="ce8" office:value-type="float" office:value="0.415034" calcext:value-type="float">
            <text:p>0,42</text:p>
          </table:table-cell>
          <table:table-cell table:style-name="ce8" office:value-type="float" office:value="0.422395" calcext:value-type="float">
            <text:p>0,42</text:p>
          </table:table-cell>
          <table:table-cell table:style-name="ce9" office:value-type="float" office:value="0.554098" calcext:value-type="float">
            <text:p>0,55</text:p>
          </table:table-cell>
          <table:table-cell table:style-name="ce9" office:value-type="float" office:value="0.533022" calcext:value-type="float">
            <text:p>0,53</text:p>
          </table:table-cell>
          <table:table-cell table:style-name="ce9" office:value-type="float" office:value="0.17" calcext:value-type="float">
            <text:p>0,17</text:p>
          </table:table-cell>
          <table:table-cell table:style-name="ce10" office:value-type="float" office:value="0.14" calcext:value-type="float">
            <text:p>0,14</text:p>
          </table:table-cell>
          <table:table-cell table:style-name="ce9" office:value-type="float" office:value="0.24" calcext:value-type="float">
            <text:p>0,24</text:p>
          </table:table-cell>
          <table:table-cell table:style-name="ce10" office:value-type="float" office:value="0.17" calcext:value-type="float">
            <text:p>0,17</text:p>
          </table:table-cell>
          <table:table-cell table:style-name="ce5" table:formula="of:=[.B6]/[.C6]" office:value-type="float" office:value="3.37321761590617" calcext:value-type="float">
            <text:p>3,37</text:p>
          </table:table-cell>
          <table:table-cell table:style-name="ce5" table:formula="of:=[.B6]/[.D6]" office:value-type="float" office:value="3.31443317274115" calcext:value-type="float">
            <text:p>3,31</text:p>
          </table:table-cell>
          <table:table-cell table:style-name="ce5" table:formula="of:=[.B6]/[.E6]" office:value-type="float" office:value="2.52662886348624" calcext:value-type="float">
            <text:p>2,53</text:p>
          </table:table-cell>
          <table:table-cell table:style-name="ce5" table:formula="of:=[.B6]/[.F6]" office:value-type="float" office:value="2.62653323877814" calcext:value-type="float">
            <text:p>2,63</text:p>
          </table:table-cell>
          <table:table-cell table:style-name="ce5" table:formula="of:=[.B6]/[.G6]" office:value-type="float" office:value="8.23529411764706" calcext:value-type="float">
            <text:p>8,24</text:p>
          </table:table-cell>
          <table:table-cell table:style-name="ce5" table:formula="of:=[.B6]/[.H6]" office:value-type="float" office:value="10" calcext:value-type="float">
            <text:p>10,00</text:p>
          </table:table-cell>
          <table:table-cell table:style-name="ce5" table:formula="of:=[.B6]/[.I6]" office:value-type="float" office:value="5.83333333333333" calcext:value-type="float">
            <text:p>5,83</text:p>
          </table:table-cell>
          <table:table-cell table:style-name="ce9" table:formula="of:=[.B6]/[.J6]" office:value-type="float" office:value="8.23529411764706" calcext:value-type="float">
            <text:p>8,24</text:p>
          </table:table-cell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float" office:value="2.59" calcext:value-type="float">
            <text:p>2,59</text:p>
          </table:table-cell>
          <table:table-cell table:style-name="ce8" office:value-type="float" office:value="0.764266" calcext:value-type="float">
            <text:p>0,76</text:p>
          </table:table-cell>
          <table:table-cell table:style-name="ce8" office:value-type="float" office:value="0.777799" calcext:value-type="float">
            <text:p>0,78</text:p>
          </table:table-cell>
          <table:table-cell table:style-name="ce9" office:value-type="float" office:value="1.03564" calcext:value-type="float">
            <text:p>1,04</text:p>
          </table:table-cell>
          <table:table-cell table:style-name="ce9" office:value-type="float" office:value="0.983582" calcext:value-type="float">
            <text:p>0,98</text:p>
          </table:table-cell>
          <table:table-cell table:style-name="ce9" office:value-type="float" office:value="0.32" calcext:value-type="float">
            <text:p>0,32</text:p>
          </table:table-cell>
          <table:table-cell table:style-name="ce10" office:value-type="float" office:value="0.25" calcext:value-type="float">
            <text:p>0,25</text:p>
          </table:table-cell>
          <table:table-cell table:style-name="ce9" office:value-type="float" office:value="0.45" calcext:value-type="float">
            <text:p>0,45</text:p>
          </table:table-cell>
          <table:table-cell table:style-name="ce10" office:value-type="float" office:value="0.31" calcext:value-type="float">
            <text:p>0,31</text:p>
          </table:table-cell>
          <table:table-cell table:style-name="ce5" table:formula="of:=[.B7]/[.C7]" office:value-type="float" office:value="3.38887246063543" calcext:value-type="float">
            <text:p>3,39</text:p>
          </table:table-cell>
          <table:table-cell table:style-name="ce5" table:formula="of:=[.B7]/[.D7]" office:value-type="float" office:value="3.32990914105058" calcext:value-type="float">
            <text:p>3,33</text:p>
          </table:table-cell>
          <table:table-cell table:style-name="ce5" table:formula="of:=[.B7]/[.E7]" office:value-type="float" office:value="2.50086902784751" calcext:value-type="float">
            <text:p>2,50</text:p>
          </table:table-cell>
          <table:table-cell table:style-name="ce5" table:formula="of:=[.B7]/[.F7]" office:value-type="float" office:value="2.6332324097025" calcext:value-type="float">
            <text:p>2,63</text:p>
          </table:table-cell>
          <table:table-cell table:style-name="ce5" table:formula="of:=[.B7]/[.G7]" office:value-type="float" office:value="8.09375" calcext:value-type="float">
            <text:p>8,09</text:p>
          </table:table-cell>
          <table:table-cell table:style-name="ce5" table:formula="of:=[.B7]/[.H7]" office:value-type="float" office:value="10.36" calcext:value-type="float">
            <text:p>10,36</text:p>
          </table:table-cell>
          <table:table-cell table:style-name="ce5" table:formula="of:=[.B7]/[.I7]" office:value-type="float" office:value="5.75555555555556" calcext:value-type="float">
            <text:p>5,76</text:p>
          </table:table-cell>
          <table:table-cell table:style-name="ce9" table:formula="of:=[.B7]/[.J7]" office:value-type="float" office:value="8.35483870967742" calcext:value-type="float">
            <text:p>8,3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32:14.454112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31T16:58:35.386165764</meta:creation-date>
    <dc:date>2016-06-01T10:32:52.842517624</dc:date>
    <dc:creator>Francisco Lupiáñez</dc:creator>
    <meta:editing-duration>PT24M59S</meta:editing-duration>
    <meta:editing-cycles>4</meta:editing-cycles>
    <meta:generator>LibreOffice/5.0.3.2$Linux_X86_64 LibreOffice_project/00m0$Build-2</meta:generator>
    <meta:document-statistic meta:table-count="1" meta:cell-count="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62cm" svg:height="15.965cm" xlink:href=".." xlink:type="simple" chart:class="chart:line" chart:style-name="ch1">
        <chart:title svg:x="9.314cm" svg:y="0.455cm" chart:style-name="ch2">
          <text:p>Tiempos</text:p>
        </chart:title>
        <chart:legend chart:legend-position="end" svg:x="16.472cm" svg:y="5.691cm" style:legend-expansion="high" chart:style-name="ch3"/>
        <chart:plot-area chart:style-name="ch4" table:cell-range-address="Sheet1.A3:Sheet1.J7 Sheet1.B2:Sheet1.J2" chart:data-source-has-labels="both" svg:x="1.42cm" svg:y="1.579cm" svg:width="14.643cm" svg:height="13.086cm">
          <chartooo:coordinate-region svg:x="2.332cm" svg:y="1.778cm" svg:width="13.359cm" svg:height="12.24cm"/>
          <chart:axis chart:dimension="x" chart:name="primary-x" chart:style-name="ch5" chartooo:axis-type="auto">
            <chartooo:date-scale/>
            <chart:title svg:x="8.115cm" svg:y="14.984cm" chart:style-name="ch6">
              <text:p>Tamaño</text:p>
            </chart:title>
            <chart:categories table:cell-range-address="Sheet1.A3:Sheet1.A7"/>
          </chart:axis>
          <chart:axis chart:dimension="y" chart:name="primary-y" chart:style-name="ch7">
            <chart:title svg:x="0.451cm" svg:y="9.198cm" chart:style-name="ch8">
              <text:p>Tiempos (seg)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line">
            <chart:data-point chart:repeated="5"/>
          </chart:series>
          <chart:series chart:style-name="ch11" chart:values-cell-range-address="Sheet1.C3:Sheet1.C7" chart:label-cell-address="Sheet1.C2:Sheet1.C2" chart:class="chart:line">
            <chart:data-point chart:repeated="5"/>
          </chart:series>
          <chart:series chart:style-name="ch12" chart:values-cell-range-address="Sheet1.D3:Sheet1.D7" chart:label-cell-address="Sheet1.D2:Sheet1.D2" chart:class="chart:line">
            <chart:data-point chart:repeated="5"/>
          </chart:series>
          <chart:series chart:style-name="ch13" chart:values-cell-range-address="Sheet1.E3:Sheet1.E7" chart:label-cell-address="Sheet1.E2:Sheet1.E2" chart:class="chart:line">
            <chart:data-point chart:repeated="5"/>
          </chart:series>
          <chart:series chart:style-name="ch14" chart:values-cell-range-address="Sheet1.F3:Sheet1.F7" chart:label-cell-address="Sheet1.F2:Sheet1.F2" chart:class="chart:line">
            <chart:data-point chart:repeated="5"/>
          </chart:series>
          <chart:series chart:style-name="ch15" chart:values-cell-range-address="Sheet1.G3:Sheet1.G7" chart:label-cell-address="Sheet1.G2:Sheet1.G2" chart:class="chart:line">
            <chart:data-point chart:repeated="5"/>
          </chart:series>
          <chart:series chart:style-name="ch16" chart:values-cell-range-address="Sheet1.H3:Sheet1.H7" chart:label-cell-address="Sheet1.H2:Sheet1.H2" chart:class="chart:line">
            <chart:data-point chart:repeated="5"/>
          </chart:series>
          <chart:series chart:style-name="ch17" chart:values-cell-range-address="Sheet1.I3:Sheet1.I7" chart:label-cell-address="Sheet1.I2:Sheet1.I2" chart:class="chart:line">
            <chart:data-point chart:repeated="5"/>
          </chart:series>
          <chart:series chart:style-name="ch18" chart:values-cell-range-address="Sheet1.J3:Sheet1.J7" chart:label-cell-address="Sheet1.J2:Sheet1.J2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MPI 1D</text:p>
                <draw:g>
                  <svg:desc>Sheet1.C2:Sheet1.C2</svg:desc>
                </draw:g>
              </table:table-cell>
              <table:table-cell office:value-type="string">
                <text:p>MPI 2D</text:p>
                <draw:g>
                  <svg:desc>Sheet1.D2:Sheet1.D2</svg:desc>
                </draw:g>
              </table:table-cell>
              <table:table-cell office:value-type="string">
                <text:p>OpenMP 1D</text:p>
                <draw:g>
                  <svg:desc>Sheet1.E2:Sheet1.E2</svg:desc>
                </draw:g>
              </table:table-cell>
              <table:table-cell office:value-type="string">
                <text:p>OpenMP 2D</text:p>
                <draw:g>
                  <svg:desc>Sheet1.F2:Sheet1.F2</svg:desc>
                </draw:g>
              </table:table-cell>
              <table:table-cell office:value-type="string">
                <text:p>CUDA 1D</text:p>
                <draw:g>
                  <svg:desc>Sheet1.G2:Sheet1.G2</svg:desc>
                </draw:g>
              </table:table-cell>
              <table:table-cell office:value-type="string">
                <text:p>CUDA 2D</text:p>
                <draw:g>
                  <svg:desc>Sheet1.H2:Sheet1.H2</svg:desc>
                </draw:g>
              </table:table-cell>
              <table:table-cell office:value-type="string">
                <text:p>CUDA 1D Shared</text:p>
                <draw:g>
                  <svg:desc>Sheet1.I2:Sheet1.I2</svg:desc>
                </draw:g>
              </table:table-cell>
              <table:table-cell office:value-type="string">
                <text:p>CUDA 2D Shared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7</svg:desc>
                </draw:g>
              </table:table-cell>
              <table:table-cell office:value-type="float" office:value="0.02">
                <text:p>0.02</text:p>
                <draw:g>
                  <svg:desc>Sheet1.B3:Sheet1.B7</svg:desc>
                </draw:g>
              </table:table-cell>
              <table:table-cell office:value-type="float" office:value="0.0194831">
                <text:p>0.0194831</text:p>
                <draw:g>
                  <svg:desc>Sheet1.C3:Sheet1.C7</svg:desc>
                </draw:g>
              </table:table-cell>
              <table:table-cell office:value-type="float" office:value="0.0196661">
                <text:p>0.0196661</text:p>
                <draw:g>
                  <svg:desc>Sheet1.D3:Sheet1.D7</svg:desc>
                </draw:g>
              </table:table-cell>
              <table:table-cell office:value-type="float" office:value="0.019176">
                <text:p>0.019176</text:p>
                <draw:g>
                  <svg:desc>Sheet1.E3:Sheet1.E7</svg:desc>
                </draw:g>
              </table:table-cell>
              <table:table-cell office:value-type="float" office:value="0.0195822">
                <text:p>0.0195822</text:p>
                <draw:g>
                  <svg:desc>Sheet1.F3:Sheet1.F7</svg:desc>
                </draw:g>
              </table:table-cell>
              <table:table-cell office:value-type="float" office:value="0.01">
                <text:p>0.01</text:p>
                <draw:g>
                  <svg:desc>Sheet1.G3:Sheet1.G7</svg:desc>
                </draw:g>
              </table:table-cell>
              <table:table-cell office:value-type="float" office:value="0.01">
                <text:p>0.01</text:p>
                <draw:g>
                  <svg:desc>Sheet1.H3:Sheet1.H7</svg:desc>
                </draw:g>
              </table:table-cell>
              <table:table-cell office:value-type="float" office:value="0.01">
                <text:p>0.01</text:p>
                <draw:g>
                  <svg:desc>Sheet1.I3:Sheet1.I7</svg:desc>
                </draw:g>
              </table:table-cell>
              <table:table-cell office:value-type="float" office:value="0.01">
                <text:p>0.01</text:p>
                <draw:g>
                  <svg:desc>Sheet1.J3:Sheet1.J7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2258">
                <text:p>0.062258</text:p>
              </table:table-cell>
              <table:table-cell office:value-type="float" office:value="0.0668159">
                <text:p>0.0668159</text:p>
              </table:table-cell>
              <table:table-cell office:value-type="float" office:value="0.0685379">
                <text:p>0.0685379</text:p>
              </table:table-cell>
              <table:table-cell office:value-type="float" office:value="0.0693165">
                <text:p>0.069316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169906">
                <text:p>0.169906</text:p>
              </table:table-cell>
              <table:table-cell office:value-type="float" office:value="0.175945">
                <text:p>0.175945</text:p>
              </table:table-cell>
              <table:table-cell office:value-type="float" office:value="0.22109">
                <text:p>0.22109</text:p>
              </table:table-cell>
              <table:table-cell office:value-type="float" office:value="0.214068">
                <text:p>0.21406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415034">
                <text:p>0.415034</text:p>
              </table:table-cell>
              <table:table-cell office:value-type="float" office:value="0.422395">
                <text:p>0.422395</text:p>
              </table:table-cell>
              <table:table-cell office:value-type="float" office:value="0.554098">
                <text:p>0.554098</text:p>
              </table:table-cell>
              <table:table-cell office:value-type="float" office:value="0.533022">
                <text:p>0.533022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764266">
                <text:p>0.764266</text:p>
              </table:table-cell>
              <table:table-cell office:value-type="float" office:value="0.777799">
                <text:p>0.777799</text:p>
              </table:table-cell>
              <table:table-cell office:value-type="float" office:value="1.03564">
                <text:p>1.03564</text:p>
              </table:table-cell>
              <table:table-cell office:value-type="float" office:value="0.983582">
                <text:p>0.983582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45">
                <text:p>0.45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18cm" svg:height="15.965cm" xlink:href=".." xlink:type="simple" chart:class="chart:line" chart:style-name="ch1">
        <chart:title svg:x="9.236cm" svg:y="0.455cm" chart:style-name="ch2">
          <text:p>Ganancia</text:p>
        </chart:title>
        <chart:legend chart:legend-position="end" svg:x="16.528cm" svg:y="5.94cm" style:legend-expansion="high" chart:style-name="ch3"/>
        <chart:plot-area chart:style-name="ch4" table:cell-range-address="Sheet1.K2:Sheet1.R7" chart:data-source-has-labels="row" svg:x="1.421cm" svg:y="1.579cm" svg:width="14.697cm" svg:height="13.086cm">
          <chartooo:coordinate-region svg:x="2.333cm" svg:y="1.778cm" svg:width="13.505cm" svg:height="12.24cm"/>
          <chart:axis chart:dimension="x" chart:name="primary-x" chart:style-name="ch5">
            <chart:title svg:x="8.143cm" svg:y="14.984cm" chart:style-name="ch6">
              <text:p>Tamaño</text:p>
            </chart:title>
          </chart:axis>
          <chart:axis chart:dimension="y" chart:name="primary-y" chart:style-name="ch7">
            <chart:title svg:x="0.451cm" svg:y="8.88cm" chart:style-name="ch8">
              <text:p>Ganancia</text:p>
            </chart:title>
            <chart:grid chart:style-name="ch9" chart:class="major"/>
          </chart:axis>
          <chart:series chart:style-name="ch10" chart:values-cell-range-address="Sheet1.K3:Sheet1.K7" chart:label-cell-address="Sheet1.K2:Sheet1.K2" chart:class="chart:line">
            <chart:data-point chart:repeated="5"/>
          </chart:series>
          <chart:series chart:style-name="ch11" chart:values-cell-range-address="Sheet1.L3:Sheet1.L7" chart:label-cell-address="Sheet1.L2:Sheet1.L2" chart:class="chart:line">
            <chart:data-point chart:repeated="5"/>
          </chart:series>
          <chart:series chart:style-name="ch12" chart:values-cell-range-address="Sheet1.M3:Sheet1.M7" chart:label-cell-address="Sheet1.M2:Sheet1.M2" chart:class="chart:line">
            <chart:data-point chart:repeated="5"/>
          </chart:series>
          <chart:series chart:style-name="ch13" chart:values-cell-range-address="Sheet1.N3:Sheet1.N7" chart:label-cell-address="Sheet1.N2:Sheet1.N2" chart:class="chart:line">
            <chart:data-point chart:repeated="5"/>
          </chart:series>
          <chart:series chart:style-name="ch14" chart:values-cell-range-address="Sheet1.O3:Sheet1.O7" chart:label-cell-address="Sheet1.O2:Sheet1.O2" chart:class="chart:line">
            <chart:data-point chart:repeated="5"/>
          </chart:series>
          <chart:series chart:style-name="ch15" chart:values-cell-range-address="Sheet1.P3:Sheet1.P7" chart:label-cell-address="Sheet1.P2:Sheet1.P2" chart:class="chart:line">
            <chart:data-point chart:repeated="5"/>
          </chart:series>
          <chart:series chart:style-name="ch16" chart:values-cell-range-address="Sheet1.Q3:Sheet1.Q7" chart:label-cell-address="Sheet1.Q2:Sheet1.Q2" chart:class="chart:line">
            <chart:data-point chart:repeated="5"/>
          </chart:series>
          <chart:series chart:style-name="ch17" chart:values-cell-range-address="Sheet1.R3:Sheet1.R7" chart:label-cell-address="Sheet1.R2:Sheet1.R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D</text:p>
                <draw:g>
                  <svg:desc>Sheet1.K2:Sheet1.K2</svg:desc>
                </draw:g>
              </table:table-cell>
              <table:table-cell office:value-type="string">
                <text:p>MPI 2D</text:p>
                <draw:g>
                  <svg:desc>Sheet1.L2:Sheet1.L2</svg:desc>
                </draw:g>
              </table:table-cell>
              <table:table-cell office:value-type="string">
                <text:p>OpenMP 1D</text:p>
                <draw:g>
                  <svg:desc>Sheet1.M2:Sheet1.M2</svg:desc>
                </draw:g>
              </table:table-cell>
              <table:table-cell office:value-type="string">
                <text:p>OpenMP 2D</text:p>
                <draw:g>
                  <svg:desc>Sheet1.N2:Sheet1.N2</svg:desc>
                </draw:g>
              </table:table-cell>
              <table:table-cell office:value-type="string">
                <text:p>CUDA 1D</text:p>
                <draw:g>
                  <svg:desc>Sheet1.O2:Sheet1.O2</svg:desc>
                </draw:g>
              </table:table-cell>
              <table:table-cell office:value-type="string">
                <text:p>CUDA 2D</text:p>
                <draw:g>
                  <svg:desc>Sheet1.P2:Sheet1.P2</svg:desc>
                </draw:g>
              </table:table-cell>
              <table:table-cell office:value-type="string">
                <text:p>CUDA 1D Shared</text:p>
                <draw:g>
                  <svg:desc>Sheet1.Q2:Sheet1.Q2</svg:desc>
                </draw:g>
              </table:table-cell>
              <table:table-cell office:value-type="string">
                <text:p>CUDA 2D Shared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653068556852">
                <text:p>1.02653068556852</text:p>
                <draw:g>
                  <svg:desc>Sheet1.K3:Sheet1.K7</svg:desc>
                </draw:g>
              </table:table-cell>
              <table:table-cell office:value-type="float" office:value="1.01697845531142">
                <text:p>1.01697845531142</text:p>
                <draw:g>
                  <svg:desc>Sheet1.L3:Sheet1.L7</svg:desc>
                </draw:g>
              </table:table-cell>
              <table:table-cell office:value-type="float" office:value="1.04297037964122">
                <text:p>1.04297037964122</text:p>
                <draw:g>
                  <svg:desc>Sheet1.M3:Sheet1.M7</svg:desc>
                </draw:g>
              </table:table-cell>
              <table:table-cell office:value-type="float" office:value="1.02133570283216">
                <text:p>1.02133570283216</text:p>
                <draw:g>
                  <svg:desc>Sheet1.N3:Sheet1.N7</svg:desc>
                </draw:g>
              </table:table-cell>
              <table:table-cell office:value-type="float" office:value="2">
                <text:p>2</text:p>
                <draw:g>
                  <svg:desc>Sheet1.O3:Sheet1.O7</svg:desc>
                </draw:g>
              </table:table-cell>
              <table:table-cell office:value-type="float" office:value="2">
                <text:p>2</text:p>
                <draw:g>
                  <svg:desc>Sheet1.P3:Sheet1.P7</svg:desc>
                </draw:g>
              </table:table-cell>
              <table:table-cell office:value-type="float" office:value="2">
                <text:p>2</text:p>
                <draw:g>
                  <svg:desc>Sheet1.Q3:Sheet1.Q7</svg:desc>
                </draw:g>
              </table:table-cell>
              <table:table-cell office:value-type="float" office:value="2">
                <text:p>2</text:p>
                <draw:g>
                  <svg:desc>Sheet1.R3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870699347875">
                <text:p>2.24870699347875</text:p>
              </table:table-cell>
              <table:table-cell office:value-type="float" office:value="2.09530964934993">
                <text:p>2.09530964934993</text:p>
              </table:table-cell>
              <table:table-cell office:value-type="float" office:value="2.04266544495819">
                <text:p>2.04266544495819</text:p>
              </table:table-cell>
              <table:table-cell office:value-type="float" office:value="2.01972113421768">
                <text:p>2.019721134217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594010805975">
                <text:p>3.29594010805975</text:p>
              </table:table-cell>
              <table:table-cell office:value-type="float" office:value="3.18281281082156">
                <text:p>3.18281281082156</text:p>
              </table:table-cell>
              <table:table-cell office:value-type="float" office:value="2.53290515174816">
                <text:p>2.53290515174816</text:p>
              </table:table-cell>
              <table:table-cell office:value-type="float" office:value="2.61599118037259">
                <text:p>2.61599118037259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.6">
                <text:p>5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321761590617">
                <text:p>3.37321761590617</text:p>
              </table:table-cell>
              <table:table-cell office:value-type="float" office:value="3.31443317274115">
                <text:p>3.31443317274115</text:p>
              </table:table-cell>
              <table:table-cell office:value-type="float" office:value="2.52662886348624">
                <text:p>2.52662886348624</text:p>
              </table:table-cell>
              <table:table-cell office:value-type="float" office:value="2.62653323877814">
                <text:p>2.6265332387781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0">
                <text:p>10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887246063543">
                <text:p>3.38887246063543</text:p>
              </table:table-cell>
              <table:table-cell office:value-type="float" office:value="3.32990914105058">
                <text:p>3.32990914105058</text:p>
              </table:table-cell>
              <table:table-cell office:value-type="float" office:value="2.50086902784751">
                <text:p>2.50086902784751</text:p>
              </table:table-cell>
              <table:table-cell office:value-type="float" office:value="2.6332324097025">
                <text:p>2.6332324097025</text:p>
              </table:table-cell>
              <table:table-cell office:value-type="float" office:value="8.09375">
                <text:p>8.09375</text:p>
              </table:table-cell>
              <table:table-cell office:value-type="float" office:value="10.36">
                <text:p>10.36</text:p>
              </table:table-cell>
              <table:table-cell office:value-type="float" office:value="5.75555555555556">
                <text:p>5.75555555555556</text:p>
              </table:table-cell>
              <table:table-cell office:value-type="float" office:value="8.35483870967742">
                <text:p>8.35483870967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